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74cm" style:rel-column-width="1913*"/>
    </style:style>
    <style:style style:name="Table1.B" style:family="table-column">
      <style:table-column-properties style:column-width="13.626cm" style:rel-column-width="772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評価を送信する</text:p>
          </table:table-cell>
        </table:table-row>
        <table:table-row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学生はIDを登録している。</text:p>
            <text:p text:style-name="Table_20_Contents">3. 学生のログインが終了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　アクターが,任意の研究室ページのURLにアクセスする。</text:p>
            <text:p text:style-name="Table_20_Contents">2.　システムが該当する研究室ページを表示する。</text:p>
            <text:p text:style-name="Table_20_Contents">3.　アクターが「review」クラスの5ツ星をクリックし、評価する。</text:p>
            <text:p text:style-name="Table_20_Contents">4.　アクターが「submit」ボタンを押下する。</text:p>
            <text:p text:style-name="Table_20_Contents">5.　評価がシステムに送信される。</text:p>
            <text:p text:style-name="Table_20_Contents">6.　システムは「評価が完了しました」と表示する。</text:p>
            <text:p text:style-name="Table_20_Contents">7.　表示数秒後、評価が更新された研究室ページが表示される。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>1.　研究室ページが表示されている。</text:p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>1.　研究室ページ</text:p>
            <text:p text:style-name="Table_20_Contents">　　○　研究室の名前を表示する。</text:p>
            <text:p text:style-name="Table_20_Contents">　　○　研究室に登録された情報を表示する。</text:p>
            <text:p text:style-name="Table_20_Contents">　　○　研究室の評価の平均を表示する。</text:p>
            <text:p text:style-name="Table_20_Contents">　　○　reviewクラスの五ツ星を表示する。</text:p>
            <text:p text:style-name="Table_20_Contents">　　○　submitボタンを表示する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9T22:11:44.870156000</meta:creation-date>
    <dc:date>2014-11-30T00:32:44</dc:date>
    <meta:editing-duration>PT02H19M33S</meta:editing-duration>
    <meta:editing-cycles>3</meta:editing-cycles>
    <meta:generator>OpenOffice.org/3.2$Unix OpenOffice.org_project/320m18$Build-9502</meta:generator>
    <meta:document-statistic meta:table-count="1" meta:image-count="0" meta:object-count="0" meta:page-count="1" meta:paragraph-count="25" meta:word-count="178" meta:character-count="401"/>
  </office:meta>
</office:document-meta>
</file>